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5c029"/>
    </style:style>
    <style:style style:name="P2" style:family="paragraph" style:parent-style-name="Standard">
      <style:text-properties officeooo:rsid="0015c029" officeooo:paragraph-rsid="0015c029"/>
    </style:style>
    <style:style style:name="P3" style:family="paragraph" style:parent-style-name="Standard">
      <style:text-properties officeooo:rsid="0016ce33" officeooo:paragraph-rsid="0015c029"/>
    </style:style>
    <style:style style:name="P4" style:family="paragraph" style:parent-style-name="Standard">
      <style:text-properties officeooo:rsid="0016ce33" officeooo:paragraph-rsid="0016ce33"/>
    </style:style>
    <style:style style:name="P5" style:family="paragraph" style:parent-style-name="Standard">
      <style:text-properties officeooo:rsid="0016ce33" officeooo:paragraph-rsid="001758e2"/>
    </style:style>
    <style:style style:name="T1" style:family="text">
      <style:text-properties officeooo:rsid="0015c029"/>
    </style:style>
    <style:style style:name="T2" style:family="text">
      <style:text-properties officeooo:rsid="001758e2"/>
    </style:style>
    <style:style style:name="T3" style:family="text">
      <style:text-properties officeooo:rsid="0017ab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RTE TEÓRICA – AULA 1 – 7/03</text:p>
      <text:p text:style-name="P2">Ygor Pereira Borgonove</text:p>
      <text:p text:style-name="P2"/>
      <text:p text:style-name="P2"/>
      <text:p text:style-name="P2"/>
      <text:p text:style-name="P2">O que são sistemas embarcados?</text:p>
      <text:p text:style-name="P2"/>
      <text:p text:style-name="P2"><text:tab/>Diferentemente de um computador que possui diversos propósitos e aplicações, um sistema embarcado possui um único propósito e aplicação. Um sistema embarcado executa atividades previamente definidas para sua aplicação e também pode ser reconfigurável via Software. Usar um sistema embarcado implica na redução de custo sobre um projeto e redução do tamanho do hardware por exemplo.</text:p>
      <text:p text:style-name="P2"/>
      <text:p text:style-name="P2"/>
      <text:p text:style-name="P2">O que são sistemas microprocessados?</text:p>
      <text:p text:style-name="P2"><text:tab/></text:p>
      <text:p text:style-name="P1"><text:span text:style-name="T1"><text:tab/>São sistemas que podem utilizar sensores e estes dados são processador via microprocessadores. </text:span></text:p>
      <text:p text:style-name="P3"/>
      <text:p text:style-name="P3"/>
      <text:p text:style-name="P4">Apresente aplicações para sistemas embarcados</text:p>
      <text:p text:style-name="P4"/>
      <text:p text:style-name="P4"><text:tab/>- Ind<text:span text:style-name="T2">ú</text:span>stria Automotiva: Os acionadores de airbags.</text:p>
      <text:p text:style-name="P4"><text:tab/>- Eletrodomésticos: Video-Games.</text:p>
      <text:p text:style-name="P4"><text:tab/>- Automação Industrial: Como citado em sala os robôs “GPS” da Amazon que sabem a localização de cada componente do depósito.</text:p>
      <text:p text:style-name="P4"/>
      <text:p text:style-name="P4"/>
      <text:p text:style-name="P4">Cite Arquiteturas possíveis e as diferenças entre elas.</text:p>
      <text:p text:style-name="P4"><text:tab/></text:p>
      <text:p text:style-name="P5"><text:tab/>ASIC, FPGAs <text:span text:style-name="T3">que basicamente é utilizada para processamentos paralelos e DSPs que são utilizados para sistemas que requerem muita rapidez. </text:span></text:p>
      <text:p text:style-name="P5"/>
      <text:p text:style-name="P5"/>
      <text:p text:style-name="P5"><text:span text:style-name="T2">Por que usamos o Raspberry Pi?</text:span></text:p>
      <text:p text:style-name="P5"><text:tab/></text:p>
      <text:p text:style-name="P5"><text:tab/><text:span text:style-name="T3">Devido ao amplo conhecimento e facilidade com a placa, custo acessível, compatibilidade com linux, em geral pela facilidade em manusear e utilizar a placa. </text:span></text:p>
      <text:p text:style-name="P5"/>
      <text:p text:style-name="P5"><text:tab/><text:tab/></text:p>
      <text:p text:style-name="P4"><text:tab/></text:p>
      <text:p text:style-name="P4"><text:tab/>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no </meta:initial-creator>
    <meta:creation-date>2017-03-07T17:26:30</meta:creation-date>
    <dc:date>2017-03-07T22:01:30.749000000</dc:date>
    <meta:editing-duration>PT24M23S</meta:editing-duration>
    <meta:editing-cycles>2</meta:editing-cycles>
    <meta:generator>LibreOffice/5.2.3.3$Windows_x86 LibreOffice_project/d54a8868f08a7b39642414cf2c8ef2f228f780cf</meta:generator>
    <meta:document-statistic meta:table-count="0" meta:image-count="0" meta:object-count="0" meta:page-count="1" meta:paragraph-count="21" meta:word-count="181" meta:character-count="1238" meta:non-whitespace-character-count="1051"/>
  </office:meta>
</office:document-meta>
</file>